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749cm" fo:min-width="7.499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auto-grow-height="true" draw:auto-grow-width="false" fo:min-height="1.034cm" loext:decorative="false"/>
    </style:style>
    <style:style style:name="gr4" style:family="graphic" style:parent-style-name="standard">
      <style:graphic-properties draw:stroke="none" draw:fill="none" draw:fill-color="#ffffff" draw:textarea-horizontal-align="center" draw:auto-grow-height="true" draw:auto-grow-width="false" fo:min-height="1.03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ll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custom-shape draw:style-name="gr1" draw:text-style-name="P2" xml:id="id1" draw:id="id1" draw:layer="layout" svg:width="7.999cm" svg:height="4.999cm" svg:x="9.999cm" svg:y="5.3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xml:id="id2" text:id="id2">Text 1</text:p>
          </draw:text-box>
        </draw:frame>
        <draw:frame draw:style-name="gr3" draw:text-style-name="P3" draw:layer="layout" svg:width="7.999cm" svg:height="1.284cm" svg:x="9.999cm" svg:y="5.374cm">
          <draw:text-box>
            <text:p/>
          </draw:text-box>
        </draw:frame>
        <draw:frame draw:style-name="gr4" draw:text-style-name="P3" draw:layer="layout" svg:width="7.999cm" svg:height="1.284cm" svg:x="9.999cm" svg:y="5.374cm">
          <draw:text-box>
            <text:p xml:id="id3" text:id="id3" text:style-name="P2">Text 2</text:p>
          </draw:text-box>
        </draw:frame>
        <draw:frame draw:style-name="gr4" draw:text-style-name="P3" draw:layer="layout" svg:width="7.999cm" svg:height="1.284cm" svg:x="9.999cm" svg:y="8.574cm">
          <draw:text-box>
            <text:p xml:id="id4" text:id="id4" text:style-name="P2">Text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lide 3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lide 4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5:41:30.718790495</meta:creation-date>
    <dc:date>2025-10-08T00:34:08.923749106</dc:date>
    <meta:editing-duration>PT2M48S</meta:editing-duration>
    <meta:editing-cycles>5</meta:editing-cycles>
    <meta:generator>LibreOffice/24.2.7.2$Linux_X86_64 LibreOffice_project/420$Build-2</meta:generator>
    <meta:document-statistic meta:object-count="40"/>
  </office:meta>
</office:document-meta>
</file>